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8400000258E7821983.jpg" manifest:media-type="image/jpeg"/>
  <manifest:file-entry manifest:full-path="Pictures/10000000000002620000017D9F4CD7A2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8cm" svg:x="1.4cm" svg:y="4.914cm" presentation:class="subtitle" presentation:placeholder="true">
          <draw:text-box/>
        </draw:frame>
        <draw:frame draw:style-name="gr1" draw:text-style-name="P1" draw:layer="layout" svg:width="16.139cm" svg:height="10.08cm" svg:x="6.13cm" svg:y="5.587cm">
          <draw:image xlink:href="Pictures/10000000000002620000017D9F4CD7A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1" draw:layer="layout" svg:width="18.267cm" svg:height="12.178cm" svg:x="4.865cm" svg:y="4.914cm" presentation:class="graphic">
          <draw:image xlink:href="Pictures/100000000000038400000258E782198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0T20:03:35.957957649</meta:creation-date>
    <dc:date>2014-11-02T17:23:59.127885177</dc:date>
    <meta:editing-duration>PT1M4S</meta:editing-duration>
    <meta:editing-cycles>2</meta:editing-cycles>
    <meta:generator>LibreOffice/4.3.3.1$Linux_x86 LibreOffice_project/7d55112667c8fcddb67bc3803796b46c93aa56b0</meta:generator>
    <meta:document-statistic meta:object-count="30"/>
  </office:meta>
</office:document-meta>
</file>